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" svg:font-family="'Andale Sans UI'" style:font-pitch="variable"/>
    <style:font-face style:name="Arial Unicode MS1" svg:font-family="'Arial Unicode MS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49cm" svg:stroke-color="#000000" draw:marker-start="" draw:marker-start-width="0.275cm" draw:marker-start-center="false" draw:marker-end="" draw:marker-end-width="0.275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49cm" svg:stroke-color="#000000" draw:marker-start="" draw:marker-start-width="0.377cm" draw:marker-start-center="false" draw:marker-end="" draw:marker-end-width="0.377cm" draw:marker-end-center="false" draw:fill="solid" draw:fill-color="#00b8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/>
    </style:style>
    <style:style style:name="P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horndale" fo:font-size="24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line draw:style-name="gr1" draw:text-style-name="P1" draw:layer="layout" svg:x1="8.908cm" svg:y1="16.682cm" svg:x2="11.297cm" svg:y2="16.682cm">
            <text:p/>
          </draw:line>
          <draw:line draw:style-name="gr1" draw:text-style-name="P1" draw:layer="layout" svg:x1="8.908cm" svg:y1="16.417cm" svg:x2="11.297cm" svg:y2="16.417cm">
            <text:p/>
          </draw:line>
          <draw:line draw:style-name="gr1" draw:text-style-name="P1" draw:layer="layout" svg:x1="8.908cm" svg:y1="16.153cm" svg:x2="11.297cm" svg:y2="16.153cm">
            <text:p/>
          </draw:line>
          <draw:line draw:style-name="gr1" draw:text-style-name="P1" draw:layer="layout" svg:x1="8.908cm" svg:y1="15.891cm" svg:x2="11.297cm" svg:y2="15.891cm">
            <text:p/>
          </draw:line>
          <draw:line draw:style-name="gr1" draw:text-style-name="P1" draw:layer="layout" svg:x1="8.908cm" svg:y1="15.63cm" svg:x2="11.297cm" svg:y2="15.63cm">
            <text:p/>
          </draw:line>
          <draw:line draw:style-name="gr1" draw:text-style-name="P1" draw:layer="layout" svg:x1="8.908cm" svg:y1="15.365cm" svg:x2="11.297cm" svg:y2="15.365cm">
            <text:p/>
          </draw:line>
          <draw:line draw:style-name="gr1" draw:text-style-name="P1" draw:layer="layout" svg:x1="8.908cm" svg:y1="15.105cm" svg:x2="11.297cm" svg:y2="15.105cm">
            <text:p/>
          </draw:line>
          <draw:line draw:style-name="gr1" draw:text-style-name="P1" draw:layer="layout" svg:x1="8.908cm" svg:y1="14.84cm" svg:x2="11.297cm" svg:y2="14.84cm">
            <text:p/>
          </draw:line>
          <draw:line draw:style-name="gr1" draw:text-style-name="P1" draw:layer="layout" svg:x1="8.908cm" svg:y1="16.94cm" svg:x2="11.297cm" svg:y2="16.94cm">
            <text:p/>
          </draw:line>
          <draw:line draw:style-name="gr1" draw:text-style-name="P1" draw:layer="layout" svg:x1="10.501cm" svg:y1="14.839cm" svg:x2="10.501cm" svg:y2="16.944cm">
            <text:p/>
          </draw:line>
          <draw:line draw:style-name="gr1" draw:text-style-name="P1" draw:layer="layout" svg:x1="10.766cm" svg:y1="14.839cm" svg:x2="10.766cm" svg:y2="16.944cm">
            <text:p/>
          </draw:line>
          <draw:line draw:style-name="gr1" draw:text-style-name="P1" draw:layer="layout" svg:x1="11.03cm" svg:y1="14.839cm" svg:x2="11.03cm" svg:y2="16.944cm">
            <text:p/>
          </draw:line>
          <draw:line draw:style-name="gr1" draw:text-style-name="P1" draw:layer="layout" svg:x1="11.295cm" svg:y1="14.839cm" svg:x2="11.295cm" svg:y2="16.944cm">
            <text:p/>
          </draw:line>
          <draw:line draw:style-name="gr1" draw:text-style-name="P1" draw:layer="layout" svg:x1="10.235cm" svg:y1="14.839cm" svg:x2="10.235cm" svg:y2="16.944cm">
            <text:p/>
          </draw:line>
          <draw:line draw:style-name="gr1" draw:text-style-name="P1" draw:layer="layout" svg:x1="8.91cm" svg:y1="14.839cm" svg:x2="8.91cm" svg:y2="16.944cm">
            <text:p/>
          </draw:line>
          <draw:line draw:style-name="gr1" draw:text-style-name="P1" draw:layer="layout" svg:x1="9.174cm" svg:y1="14.839cm" svg:x2="9.174cm" svg:y2="16.944cm">
            <text:p/>
          </draw:line>
          <draw:line draw:style-name="gr1" draw:text-style-name="P1" draw:layer="layout" svg:x1="9.44cm" svg:y1="14.839cm" svg:x2="9.44cm" svg:y2="16.944cm">
            <text:p/>
          </draw:line>
          <draw:line draw:style-name="gr1" draw:text-style-name="P1" draw:layer="layout" svg:x1="9.706cm" svg:y1="14.839cm" svg:x2="9.706cm" svg:y2="16.944cm">
            <text:p/>
          </draw:line>
          <draw:line draw:style-name="gr1" draw:text-style-name="P1" draw:layer="layout" svg:x1="9.972cm" svg:y1="14.839cm" svg:x2="9.972cm" svg:y2="16.944cm">
            <text:p/>
          </draw:line>
          <draw:line draw:style-name="gr1" draw:text-style-name="P1" draw:layer="layout" svg:x1="8.909cm" svg:y1="14.576cm" svg:x2="11.298cm" svg:y2="14.576cm">
            <text:p/>
          </draw:line>
          <draw:line draw:style-name="gr1" draw:text-style-name="P1" draw:layer="layout" svg:x1="8.909cm" svg:y1="14.313cm" svg:x2="11.298cm" svg:y2="14.313cm">
            <text:p/>
          </draw:line>
          <draw:line draw:style-name="gr1" draw:text-style-name="P1" draw:layer="layout" svg:x1="8.909cm" svg:y1="14.052cm" svg:x2="11.298cm" svg:y2="14.052cm">
            <text:p/>
          </draw:line>
          <draw:line draw:style-name="gr1" draw:text-style-name="P1" draw:layer="layout" svg:x1="8.909cm" svg:y1="13.786cm" svg:x2="11.298cm" svg:y2="13.786cm">
            <text:p/>
          </draw:line>
          <draw:line draw:style-name="gr1" draw:text-style-name="P1" draw:layer="layout" svg:x1="8.909cm" svg:y1="13.524cm" svg:x2="11.298cm" svg:y2="13.524cm">
            <text:p/>
          </draw:line>
          <draw:line draw:style-name="gr1" draw:text-style-name="P1" draw:layer="layout" svg:x1="8.909cm" svg:y1="13.262cm" svg:x2="11.298cm" svg:y2="13.262cm">
            <text:p/>
          </draw:line>
          <draw:line draw:style-name="gr1" draw:text-style-name="P1" draw:layer="layout" svg:x1="8.909cm" svg:y1="12.999cm" svg:x2="11.298cm" svg:y2="12.999cm">
            <text:p/>
          </draw:line>
          <draw:line draw:style-name="gr1" draw:text-style-name="P1" draw:layer="layout" svg:x1="8.909cm" svg:y1="12.735cm" svg:x2="11.298cm" svg:y2="12.735cm">
            <text:p/>
          </draw:line>
          <draw:line draw:style-name="gr1" draw:text-style-name="P1" draw:layer="layout" svg:x1="10.501cm" svg:y1="12.733cm" svg:x2="10.501cm" svg:y2="14.838cm">
            <text:p/>
          </draw:line>
          <draw:line draw:style-name="gr1" draw:text-style-name="P1" draw:layer="layout" svg:x1="10.766cm" svg:y1="12.733cm" svg:x2="10.766cm" svg:y2="14.838cm">
            <text:p/>
          </draw:line>
          <draw:line draw:style-name="gr1" draw:text-style-name="P1" draw:layer="layout" svg:x1="11.03cm" svg:y1="12.733cm" svg:x2="11.03cm" svg:y2="14.838cm">
            <text:p/>
          </draw:line>
          <draw:line draw:style-name="gr1" draw:text-style-name="P1" draw:layer="layout" svg:x1="11.295cm" svg:y1="12.733cm" svg:x2="11.295cm" svg:y2="14.838cm">
            <text:p/>
          </draw:line>
          <draw:line draw:style-name="gr1" draw:text-style-name="P1" draw:layer="layout" svg:x1="10.235cm" svg:y1="12.733cm" svg:x2="10.235cm" svg:y2="14.838cm">
            <text:p/>
          </draw:line>
          <draw:line draw:style-name="gr1" draw:text-style-name="P1" draw:layer="layout" svg:x1="8.911cm" svg:y1="12.733cm" svg:x2="8.911cm" svg:y2="14.838cm">
            <text:p/>
          </draw:line>
          <draw:line draw:style-name="gr1" draw:text-style-name="P1" draw:layer="layout" svg:x1="9.175cm" svg:y1="12.733cm" svg:x2="9.175cm" svg:y2="14.838cm">
            <text:p/>
          </draw:line>
          <draw:line draw:style-name="gr1" draw:text-style-name="P1" draw:layer="layout" svg:x1="9.441cm" svg:y1="12.733cm" svg:x2="9.441cm" svg:y2="14.838cm">
            <text:p/>
          </draw:line>
          <draw:line draw:style-name="gr1" draw:text-style-name="P1" draw:layer="layout" svg:x1="9.707cm" svg:y1="12.733cm" svg:x2="9.707cm" svg:y2="14.838cm">
            <text:p/>
          </draw:line>
          <draw:line draw:style-name="gr1" draw:text-style-name="P1" draw:layer="layout" svg:x1="9.972cm" svg:y1="12.733cm" svg:x2="9.972cm" svg:y2="14.838cm">
            <text:p/>
          </draw:line>
          <draw:line draw:style-name="gr2" draw:text-style-name="P2" draw:layer="layout" svg:x1="10.5cm" svg:y1="14.839cm" svg:x2="10.5cm" svg:y2="16.68cm">
            <text:p/>
          </draw:line>
          <draw:line draw:style-name="gr1" draw:text-style-name="P1" draw:layer="layout" svg:x1="11.295cm" svg:y1="16.682cm" svg:x2="12.091cm" svg:y2="16.682cm">
            <text:p/>
          </draw:line>
          <draw:line draw:style-name="gr1" draw:text-style-name="P1" draw:layer="layout" svg:x1="11.295cm" svg:y1="16.417cm" svg:x2="12.091cm" svg:y2="16.417cm">
            <text:p/>
          </draw:line>
          <draw:line draw:style-name="gr1" draw:text-style-name="P1" draw:layer="layout" svg:x1="11.295cm" svg:y1="16.153cm" svg:x2="12.091cm" svg:y2="16.153cm">
            <text:p/>
          </draw:line>
          <draw:line draw:style-name="gr1" draw:text-style-name="P1" draw:layer="layout" svg:x1="11.295cm" svg:y1="15.891cm" svg:x2="12.091cm" svg:y2="15.891cm">
            <text:p/>
          </draw:line>
          <draw:line draw:style-name="gr1" draw:text-style-name="P1" draw:layer="layout" svg:x1="11.295cm" svg:y1="15.63cm" svg:x2="12.091cm" svg:y2="15.63cm">
            <text:p/>
          </draw:line>
          <draw:line draw:style-name="gr1" draw:text-style-name="P1" draw:layer="layout" svg:x1="11.295cm" svg:y1="15.365cm" svg:x2="12.091cm" svg:y2="15.365cm">
            <text:p/>
          </draw:line>
          <draw:line draw:style-name="gr1" draw:text-style-name="P1" draw:layer="layout" svg:x1="11.295cm" svg:y1="15.105cm" svg:x2="12.091cm" svg:y2="15.105cm">
            <text:p/>
          </draw:line>
          <draw:line draw:style-name="gr1" draw:text-style-name="P1" draw:layer="layout" svg:x1="11.295cm" svg:y1="14.839cm" svg:x2="12.091cm" svg:y2="14.839cm">
            <text:p/>
          </draw:line>
          <draw:line draw:style-name="gr1" draw:text-style-name="P1" draw:layer="layout" svg:x1="11.295cm" svg:y1="16.94cm" svg:x2="12.091cm" svg:y2="16.94cm">
            <text:p/>
          </draw:line>
          <draw:line draw:style-name="gr1" draw:text-style-name="P1" draw:layer="layout" svg:x1="11.561cm" svg:y1="14.834cm" svg:x2="11.561cm" svg:y2="16.939cm">
            <text:p/>
          </draw:line>
          <draw:line draw:style-name="gr1" draw:text-style-name="P1" draw:layer="layout" svg:x1="11.827cm" svg:y1="14.834cm" svg:x2="11.827cm" svg:y2="16.939cm">
            <text:p/>
          </draw:line>
          <draw:line draw:style-name="gr1" draw:text-style-name="P1" draw:layer="layout" svg:x1="12.093cm" svg:y1="14.834cm" svg:x2="12.093cm" svg:y2="16.939cm">
            <text:p/>
          </draw:line>
          <draw:line draw:style-name="gr1" draw:text-style-name="P1" draw:layer="layout" svg:x1="11.295cm" svg:y1="14.576cm" svg:x2="12.091cm" svg:y2="14.576cm">
            <text:p/>
          </draw:line>
          <draw:line draw:style-name="gr1" draw:text-style-name="P1" draw:layer="layout" svg:x1="11.295cm" svg:y1="14.313cm" svg:x2="12.091cm" svg:y2="14.313cm">
            <text:p/>
          </draw:line>
          <draw:line draw:style-name="gr1" draw:text-style-name="P1" draw:layer="layout" svg:x1="11.295cm" svg:y1="14.049cm" svg:x2="12.091cm" svg:y2="14.049cm">
            <text:p/>
          </draw:line>
          <draw:line draw:style-name="gr1" draw:text-style-name="P1" draw:layer="layout" svg:x1="11.295cm" svg:y1="13.786cm" svg:x2="12.091cm" svg:y2="13.786cm">
            <text:p/>
          </draw:line>
          <draw:line draw:style-name="gr1" draw:text-style-name="P1" draw:layer="layout" svg:x1="11.295cm" svg:y1="13.524cm" svg:x2="12.091cm" svg:y2="13.524cm">
            <text:p/>
          </draw:line>
          <draw:line draw:style-name="gr1" draw:text-style-name="P1" draw:layer="layout" svg:x1="11.295cm" svg:y1="13.26cm" svg:x2="12.091cm" svg:y2="13.26cm">
            <text:p/>
          </draw:line>
          <draw:line draw:style-name="gr1" draw:text-style-name="P1" draw:layer="layout" svg:x1="11.295cm" svg:y1="12.999cm" svg:x2="12.091cm" svg:y2="12.999cm">
            <text:p/>
          </draw:line>
          <draw:line draw:style-name="gr1" draw:text-style-name="P1" draw:layer="layout" svg:x1="11.295cm" svg:y1="12.734cm" svg:x2="12.091cm" svg:y2="12.734cm">
            <text:p/>
          </draw:line>
          <draw:line draw:style-name="gr1" draw:text-style-name="P1" draw:layer="layout" svg:x1="11.561cm" svg:y1="12.733cm" svg:x2="11.561cm" svg:y2="14.838cm">
            <text:p/>
          </draw:line>
          <draw:line draw:style-name="gr1" draw:text-style-name="P1" draw:layer="layout" svg:x1="11.827cm" svg:y1="12.733cm" svg:x2="11.827cm" svg:y2="14.838cm">
            <text:p/>
          </draw:line>
          <draw:line draw:style-name="gr1" draw:text-style-name="P1" draw:layer="layout" svg:x1="12.093cm" svg:y1="12.733cm" svg:x2="12.093cm" svg:y2="14.838cm">
            <text:p/>
          </draw:line>
          <draw:ellipse draw:style-name="gr3" draw:text-style-name="P3" draw:layer="layout" svg:width="1.061cm" svg:height="1.022cm" svg:x="8.91cm" svg:y="13.819cm" draw:kind="arc" draw:start-angle="180" draw:end-angle="359.81">
            <text:p/>
          </draw:ellipse>
          <draw:ellipse draw:style-name="gr3" draw:text-style-name="P3" draw:layer="layout" svg:width="1.063cm" svg:height="1.022cm" svg:x="9.97cm" svg:y="13.819cm" draw:kind="arc" draw:start-angle="180" draw:end-angle="359.81">
            <text:p/>
          </draw:ellipse>
          <draw:ellipse draw:style-name="gr3" draw:text-style-name="P3" draw:layer="layout" svg:width="1.068cm" svg:height="1.022cm" svg:x="11.028cm" svg:y="13.819cm" draw:kind="arc" draw:start-angle="180" draw:end-angle="359.81">
            <text:p/>
          </draw:ellipse>
          <draw:ellipse draw:style-name="gr3" draw:text-style-name="P3" draw:layer="layout" svg:width="0.535cm" svg:height="0.498cm" svg:x="10.499cm" svg:y="16.434cm" draw:kind="arc" draw:start-angle="180" draw:end-angle="359.81">
            <text:p/>
          </draw:ellipse>
          <draw:line draw:style-name="gr2" draw:text-style-name="P2" draw:layer="layout" svg:x1="8.908cm" svg:y1="14.328cm" svg:x2="10.516cm" svg:y2="12.734cm">
            <text:p/>
          </draw:line>
          <draw:line draw:style-name="gr2" draw:text-style-name="P2" draw:layer="layout" svg:x1="10.5cm" svg:y1="12.734cm" svg:x2="12.108cm" svg:y2="14.32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Sans UI" svg:font-family="'Andale Sans UI'" style:font-pitch="variable"/>
    <style:font-face style:name="Arial Unicode MS1" svg:font-family="'Arial Unicode MS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5:43:56.783777593</meta:creation-date>
    <dc:date>2018-02-09T15:44:15.972204940</dc:date>
    <meta:editing-duration>PT19S</meta:editing-duration>
    <meta:editing-cycles>1</meta:editing-cycles>
    <meta:document-statistic meta:object-count="68"/>
    <meta:generator>LibreOffice/6.0.0.3$MacOSX_X86_64 LibreOffice_project/64a0f66915f38c6217de274f0aa8e15618924765</meta:generator>
  </office:meta>
</office:document-meta>
</file>